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b333e" officeooo:paragraph-rsid="001b333e"/>
    </style:style>
    <style:style style:name="P2" style:family="paragraph" style:parent-style-name="Standard" style:list-style-name="L1">
      <style:text-properties officeooo:rsid="001b333e" officeooo:paragraph-rsid="001caf17"/>
    </style:style>
    <style:style style:name="P3" style:family="paragraph" style:parent-style-name="Standard">
      <style:text-properties officeooo:rsid="001b333e" officeooo:paragraph-rsid="001b333e"/>
    </style:style>
    <style:style style:name="P4" style:family="paragraph" style:parent-style-name="Standard" style:list-style-name="L1">
      <style:text-properties officeooo:rsid="001caf17" officeooo:paragraph-rsid="001caf17"/>
    </style:style>
    <style:style style:name="P5" style:family="paragraph" style:parent-style-name="Standard" style:list-style-name="L1">
      <style:text-properties officeooo:rsid="001dbdaa" officeooo:paragraph-rsid="001dbdaa"/>
    </style:style>
    <style:style style:name="P6" style:family="paragraph" style:parent-style-name="Standard" style:list-style-name="L1">
      <style:text-properties officeooo:rsid="001e67d5" officeooo:paragraph-rsid="001e67d5"/>
    </style:style>
    <style:style style:name="T1" style:family="text">
      <style:text-properties officeooo:rsid="001e67d5"/>
    </style:style>
    <style:style style:name="T2" style:family="text">
      <style:text-properties fo:background-color="#ffd320" loext:char-shading-value="0"/>
    </style:style>
    <style:style style:name="T3" style:family="text">
      <style:text-properties officeooo:rsid="001e67d5" fo:background-color="#ffd320" loext:char-shading-value="0"/>
    </style:style>
    <style:style style:name="T4" style:family="text">
      <style:text-properties fo:font-size="14pt" officeooo:rsid="001e67d5" fo:background-color="#ffd320" loext:char-shading-value="0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766952544453687189" text:style-name="L1">
        <text:list-header>
          <text:p text:style-name="P1"><text:s text:c="30"/><text:span text:style-name="T2"><text:s/></text:span><text:span text:style-name="T4">INSTALLATION STEPS</text:span></text:p>
        </text:list-header>
      </text:list>
      <text:p text:style-name="P3"/>
      <text:list xml:id="list124823098693254" text:continue-numbering="true" text:style-name="L1">
        <text:list-item>
          <text:p text:style-name="P1">wget -O /etc/yum.repos.d/jenkins.repo <text:a xlink:type="simple" xlink:href="https://pkg.jenkins.io/redhat/jenkins.repo">https://pkg.jenkins.io/redhat/jenkins.repo</text:a></text:p>
        </text:list-item>
        <text:list-item>
          <text:p text:style-name="P1">yum install wget unzip tree </text:p>
        </text:list-item>
        <text:list-item>
          <text:p text:style-name="P1">rpm --import <text:a xlink:type="simple" xlink:href="https://pkg.jenkins.io/redhat/jenkins.io.key">https://pkg.jenkins.io/redhat/jenkins.io.key</text:a></text:p>
        </text:list-item>
        <text:list-item>
          <text:p text:style-name="P1">yum install jenkins -y</text:p>
        </text:list-item>
        <text:list-item>
          <text:p text:style-name="P1">cd /opt/</text:p>
        </text:list-item>
        <text:list-item>
          <text:p text:style-name="P1">wget --no-cookies --no-check-certificate --header "Cookie: gpw_e24=http%3A%2F%2Fwww.oracle.com%2F; oraclelicense=accept-securebackup-cookie" "<text:a xlink:type="simple" xlink:href="http://download.oracle.com/otn-pub/java/jdk/8u181-b13/96a7b8442fe848ef90c96a2fad6ed6d1/jdk-8u181-linux-x64.tar.gz">http://download.oracle.com/otn-pub/java/jdk/8u181-b13/96a7b8442fe848ef90c96a2fad6ed6d1/jdk-8u181-linux-x64.tar.gz</text:a>"</text:p>
        </text:list-item>
        <text:list-item>
          <text:p text:style-name="P1">tar xzf jdk-8u181-linux-x64.tar.gz</text:p>
        </text:list-item>
        <text:list-item>
          <text:p text:style-name="P1">cd /opt/jdk1.8.0_181/</text:p>
        </text:list-item>
        <text:list-item>
          <text:p text:style-name="P1">alternatives --install /usr/bin/java java /opt/jdk1.8.0_181/bin/java 2</text:p>
        </text:list-item>
        <text:list-item>
          <text:p text:style-name="P1">alternatives --config java</text:p>
        </text:list-item>
        <text:list-item>
          <text:p text:style-name="P1">vi ~/.bash_profile </text:p>
        </text:list-item>
        <text:list-item>
          <text:p text:style-name="P1"><text:s/>source ~/.bash_profile </text:p>
        </text:list-item>
        <text:list-item>
          <text:p text:style-name="P1">service jenkins start</text:p>
        </text:list-item>
        <text:list-item>
          <text:p text:style-name="P1">yum install git -y</text:p>
        </text:list-item>
        <text:list-item>
          <text:p text:style-name="P1">cd /opt</text:p>
        </text:list-item>
        <text:list-item>
          <text:p text:style-name="P2">wget <text:a xlink:type="simple" xlink:href="http://mirrors.fibergrid.in/apache/maven/maven-3/3.5.4/binaries/apache-maven-3.5.4-bin.zip">http://mirrors.fibergrid.in/apache/maven/maven-3/3.5.4/binaries/apache-maven-3.5.4-bin.zip</text:a></text:p>
        </text:list-item>
        <text:list-item>
          <text:p text:style-name="P4">unzip apache-maven-3.5.4-bin.zip</text:p>
        </text:list-item>
        <text:list-item>
          <text:p text:style-name="P4">cd apache-maven-3.5.4</text:p>
        </text:list-item>
        <text:list-item>
          <text:p text:style-name="P4">pwd</text:p>
        </text:list-item>
        <text:list-item>
          <text:p text:style-name="P4">vi ~/.bash_profile</text:p>
        </text:list-item>
        <text:list-item>
          <text:p text:style-name="P4">source <text:s/>~/.bash_profile</text:p>
        </text:list-item>
        <text:list-item>
          <text:p text:style-name="P4">mvn</text:p>
        </text:list-item>
        <text:list-item>
          <text:p text:style-name="P4">cd /opt/</text:p>
        </text:list-item>
        <text:list-item>
          <text:p text:style-name="P4">wget <text:a xlink:type="simple" xlink:href="http://www-eu.apache.org/dist/tomcat/tomcat-8/v8.5.33/bin/apache-tomcat-8.5.33.zip">http://www-eu.apache.org/dist/tomcat/tomcat-8/v8.5.33/bin/apache-tomcat-8.5.33.zip</text:a></text:p>
        </text:list-item>
        <text:list-item>
          <text:p text:style-name="P4">unzip apache-tomcat-8.5.33.zip</text:p>
        </text:list-item>
        <text:list-item>
          <text:p text:style-name="P4">cd apache-tomcat-8.5.33/</text:p>
        </text:list-item>
        <text:list-item>
          <text:p text:style-name="P4">ls -lrt</text:p>
        </text:list-item>
        <text:list-item>
          <text:p text:style-name="P4">cd conf</text:p>
        </text:list-item>
        <text:list-item>
          <text:p text:style-name="P4">ls -lrt</text:p>
        </text:list-item>
        <text:list-item>
          <text:p text:style-name="P4">cd bin</text:p>
        </text:list-item>
        <text:list-item>
          <text:p text:style-name="P4">./startup.sh</text:p>
        </text:list-item>
        <text:list-item>
          <text:p text:style-name="P4">netstat -an | grep 8080</text:p>
        </text:list-item>
        <text:list-item>
          <text:p text:style-name="P5">vi context.xml</text:p>
        </text:list-item>
        <text:list-item>
          <text:p text:style-name="P5">vi tomcat-users.xml</text:p>
        </text:list-item>
        <text:list-item>
          <text:p text:style-name="P6">vi server.xml</text:p>
          <text:p text:style-name="P6"/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1:24:29.110979593</meta:creation-date>
    <dc:date>2018-09-05T12:48:21.206956743</dc:date>
    <meta:editing-duration>PT38M11S</meta:editing-duration>
    <meta:editing-cycles>1</meta:editing-cycles>
    <meta:document-statistic meta:table-count="0" meta:image-count="0" meta:object-count="0" meta:page-count="1" meta:paragraph-count="36" meta:word-count="136" meta:character-count="1288" meta:non-whitespace-character-count="1193"/>
    <meta:generator>LibreOffice/4.2.8.2$Linux_X86_64 LibreOffice_project/420$Build-2</meta:generator>
  </office:meta>
</office:document-meta>
</file>